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sans-serif" fo:font-size="11pt" style:font-size-asian="11pt" style:font-size-complex="11pt"/>
    </style:style>
    <style:style style:name="P2" style:family="paragraph" style:parent-style-name="Standard">
      <style:text-properties fo:color="#ff3333"/>
    </style:style>
    <style:style style:name="P3" style:family="paragraph" style:parent-style-name="Standard">
      <style:text-properties fo:color="#ff3333" style:font-name="sans-serif" fo:font-size="11pt" style:font-size-asian="11pt" style:font-size-complex="11pt"/>
    </style:style>
    <style:style style:name="P4" style:family="paragraph" style:parent-style-name="Standard">
      <style:text-properties fo:language="es" fo:country="UY"/>
    </style:style>
    <style:style style:name="P5" style:family="paragraph" style:parent-style-name="Standard" style:list-style-name="WWNum2">
      <style:paragraph-properties fo:margin-left="1.27cm" fo:margin-right="0cm" fo:text-indent="-0.635cm" style:auto-text-indent="false"/>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list-style-name="WWNum3">
      <style:paragraph-properties fo:margin-left="1.27cm" fo:margin-right="0cm" fo:text-indent="-0.635cm" style:auto-text-indent="false"/>
    </style:style>
    <style:style style:name="P8" style:family="paragraph" style:parent-style-name="Standard" style:master-page-name="Standard">
      <style:paragraph-properties style:page-number="auto"/>
    </style:style>
    <style:style style:name="T1" style:family="text">
      <style:text-properties fo:color="#ff0000"/>
    </style:style>
    <style:style style:name="T2" style:family="text">
      <style:text-properties style:text-underline-style="none"/>
    </style:style>
    <style:style style:name="T3" style:family="text">
      <style:text-properties style:font-name="sans-serif" fo:font-size="11pt" fo:font-weight="normal" style:font-size-asian="11pt" style:font-weight-asian="normal" style:font-size-complex="11pt" style:font-weight-complex="normal"/>
    </style:style>
    <style:style style:name="T4" style:family="text">
      <style:text-properties fo:language="en" fo:country="US"/>
    </style:style>
    <style:style style:name="T5" style:family="text">
      <style:text-properties fo:language="es" fo:country="U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ción</text:p>
      <text:p text:style-name="Standard"/>
      <text:p text:style-name="Standard">Este trabajo tiene como objetivo estudiar los determinantes del desempeño de estudiantes de la Licenciatura en Economía de la Facultad de Ciencias Económicas y Administración (FCEA) en sus primeros cuatro años. Se utilizan técnicas de análisis de cluster para formar grupos de individuos según indicadores de su avance, escolaridad y forma en que aprobaron los cursos, y técnicas de análisis de discriminante para determinar cuáles variables sociodemográficas (edad, sexo, nivel educativo del padre y de la madre, si culminaron secundaria en una institución pública o privada, entre otras) explican la pertenencia de cada individuo a su grupo. </text:p>
      <text:p text:style-name="Standard"/>
      <text:p text:style-name="Standard">Entendemos que es relevante estudiar los determinantes del desempeño de los estudiantes que sirva como insumo para la toma de decisiones y generación de políticas específicas en Facultad. </text:p>
      <text:p text:style-name="Standard"/>
      <text:p text:style-name="Standard">Metodología y estrategia empírica</text:p>
      <text:p text:style-name="Standard"/>
      <text:p text:style-name="Standard">Datos</text:p>
      <text:p text:style-name="Standard">La muestra está compuesta por <text:span text:style-name="T1">X </text:span>estudiantes que están inscriptos en la Licenciatura en Economía e ingresaron a FCEA en los años 2012 y 2013. Elegimos esta muestra ya que contamos con datos hasta el 2016 y estas dos generaciones son las que tenemos datos para sus primeros cuatro años. No analizamos generaciones anteriores ya que en 2012 comenzó a implementarse el nuevo plan de la carrera, y el interés es estudiar el desempeño de los estudiantes con el plan actual. </text:p>
      <text:p text:style-name="Standard"/>
      <text:p text:style-name="Standard">Se utilizan dos bases de datos. La primera contiene todas las actividades (reválidas e inscripción y resultados de cursos y exámenes) realizadas por los estudiantes entre 2012 y 2016. Esta se obtiene del Sistema de Gestión de Bedelías de la Universidad de la República (UdelaR). La segunda es la base es la misma que se utiliza en Arim, Goyeneche, Katzkowicz, Sicilia, Vernazza y Zoppolo (2016). Esta contiene las siguientes variables que son de nuestro interés: </text:p>
      <text:list xml:id="list2089395491079486913" text:style-name="WWNum2">
        <text:list-item>
          <text:p text:style-name="P5">gen: año en que entró a FCEA</text:p>
        </text:list-item>
        <text:list-item>
          <text:p text:style-name="P5">cred1: créditos en el primer año</text:p>
        </text:list-item>
        <text:list-item>
          <text:p text:style-name="P5">cred1y2: créditos acumulados en el primer y segundo año</text:p>
        </text:list-item>
        <text:list-item>
          <text:p text:style-name="P5">cred1.2y3: créditos acumulados en el primer, segundo y tercer año</text:p>
        </text:list-item>
        <text:list-item>
          <text:p text:style-name="P5">cred1234: créditos acumulados en los primeros cuatro años</text:p>
        </text:list-item>
        <text:list-item>
          <text:p text:style-name="P5">sit_labNT: situación laboral de los que no trabajan </text:p>
        </text:list-item>
        <text:list-item>
          <text:p text:style-name="P5">horas: cantidad de horas que trabaja</text:p>
        </text:list-item>
        <text:list-item>
          <text:p text:style-name="P5">sexto: toma los valores “Montevideo privada”, “Montevideo pública”, “Interior privada”, “Interior pública”, “UTU Montevideo”, “UTU Interior”, e indica en qué tipo de institución el estudiante realizó su último año de secundaria</text:p>
        </text:list-item>
        <text:list-item>
          <text:p text:style-name="P5">edad</text:p>
        </text:list-item>
        <text:list-item>
          <text:p text:style-name="P5">Xfem: binaria que toma el valor 1 si es mujer</text:p>
        </text:list-item>
        <text:list-item>
          <text:p text:style-name="P5">Xhijos: binaria que toma el valor 1 si tiene hijos</text:p>
        </text:list-item>
        <text:list-item>
          <text:p text:style-name="P5">Xocup: binaria que toma el valor 1 si trabaja</text:p>
        </text:list-item>
        <text:list-item>
          <text:p text:style-name="P5">XeduP: variable categórica que refleja el máximo nivel educativo del padre: bajo, medio y alto. El nivel educativo bajo incluye desde primaria incompleta hasta educación media incompleta (inclusive), el nivel educativo medio incluye hasta <text:soft-page-break/>educación terciaria/universitaria incompleta (inclusive) y el nivel educativo alto incluye educación terciaria/universitaria completa o más.</text:p>
        </text:list-item>
        <text:list-item>
          <text:p text:style-name="P5">XeduM: es igual a XeduP pero con el máximo nivel educativo de la madre del estudiante</text:p>
        </text:list-item>
        <text:list-item>
          <text:p text:style-name="P5">carr11: binaria que vale 1 si el individuo está inscripto a la carrera de Contador Público (además de en la Licenciatura en Economía)</text:p>
        </text:list-item>
        <text:list-item>
          <text:p text:style-name="P5">carr14: binaria que vale 1 si el individuo está inscripto a la carrera de Licenciatura en Administración (además de en la Licenciatura en Economía)</text:p>
        </text:list-item>
        <text:list-item>
          <text:p text:style-name="P5">EDAoMCEDA: binaria que vale 1 si el individuo en algún momento de su vida académica se inscribió en algún curso de la Escuela de Administración (EDA) o cursó la asignatura métodos cuantitativos (Cálculo I) a través de la EDA.</text:p>
        </text:list-item>
      </text:list>
      <text:p text:style-name="Standard"/>
      <text:p text:style-name="Standard"/>
      <text:p text:style-name="Standard">A partir de la base con las actividades creamos las siguientes variables para medir el desempeño de los estudiantes:</text:p>
      <text:list xml:id="list7382845790495602334" text:style-name="WWNum1">
        <text:list-item>
          <text:p text:style-name="P6">esco: promedio de notas de los estudiantes en sus primeros cuatro años</text:p>
        </text:list-item>
        <text:list-item>
          <text:p text:style-name="P6">esco.ec: promedios de notas en materias del área economía de los estudiantes en sus primeros cuatro años</text:p>
        </text:list-item>
        <text:list-item>
          <text:p text:style-name="P6">esco.mc: idem esco.ec pero con los cursos del área métodos cuantitativos</text:p>
        </text:list-item>
        <text:list-item>
          <text:p text:style-name="P6">prop.aprob.exam: proporción de las aprobaciones en FCEA (sin reválidas) que el estudiante rindió por examen</text:p>
        </text:list-item>
      </text:list>
      <text:p text:style-name="Standard"/>
      <text:p text:style-name="Standard">A partir de la base de información sociodemográfica creamos las siguientes variables:</text:p>
      <text:list xml:id="list2707188589201764483" text:style-name="WWNum3">
        <text:list-item>
          <text:p text:style-name="P7">cred2: cantidad de créditos aprobados en el segundo año</text:p>
        </text:list-item>
        <text:list-item>
          <text:p text:style-name="P7">cred3: cantidad de créditos aprobados en el tercer año</text:p>
        </text:list-item>
        <text:list-item>
          <text:p text:style-name="P7">cred4: cantidad de créditos aprobados en el cuarto año</text:p>
        </text:list-item>
        <text:list-item>
          <text:p text:style-name="P7">sexto.priv: binaria que vale 1 si el estudiante cursó sexto en una institución privada</text:p>
        </text:list-item>
        <text:list-item>
          <text:p text:style-name="P7">sexto.mvd: binaria que vale 1 si el estudiante cursó sexto en una institución</text:p>
        </text:list-item>
        <text:list-item>
          <text:p text:style-name="P7">busca.trabajo: binaria que vale 1 si busca trabajo (a partir de sit_labNT)</text:p>
        </text:list-item>
      </text:list>
      <text:p text:style-name="Standard"/>
      <text:p text:style-name="Standard">A su vez, ya que se busca estudiar el desempeño de estudiantes que están haciendo la Licenciatura en Economía, eliminamos de las bases a aquellos estudiantes que estén inscriptos en la Licenciatura en Economía y alguna otra carrera de FCEA y por sus actividades podamos ver que están realizando la otra carrera y no la Licenciatura en Economía. Definimos que un estudiante estaba realizando la carrera de Contador Público y no la Licenciatura en Economía si estaba inscripto en Contador Público (carr11=1) y en los cuatro años que analizamos había aprobado menos de X materias obligatorias de la Licenciatura en Economía y más de <text:span text:style-name="T1">X</text:span> del área Contabilidad (estos indicadores los calculamos a partir de la base de actividades). Por otro lado, definimos que un estudiante estaba haciendo la Licenciatura en Administración si estaba inscripto en esa carrera y había aprobado en los cuatro años menos de <text:span text:style-name="T1">X</text:span> cursos obligatorios de la Licenciatura en Economía y más de <text:span text:style-name="T1">X </text:span>del área Administración. Estos límites los definimos basándonos en la cantidad de materias que tienen en común las carreras y la cantidad de cursos opcionales de esas áreas que hay en la Licenciatura en Economía.</text:p>
      <text:p text:style-name="Standard"/>
      <text:p text:style-name="Standard"/>
      <text:p text:style-name="Standard"/>
      <text:p text:style-name="Standard">Cluster</text:p>
      <text:p text:style-name="Standard"><text:soft-page-break/>Metodología</text:p>
      <text:p text:style-name="Standard"/>
      <text:p text:style-name="Standard">En este trabajo, <text:span text:style-name="T5">en primer lugar,</text:span> realizamos clusters con métodos jerárquicos agregativos y no jerárquicos. Dentro de los jerárquicos agregativos, ensayamos distintos algoritmos: single linkage, complete linkage, average linkage y Ward. En cuanto a los no jerárquicos, probamos los algoritmos k-medoides y fuzzy.</text:p>
      <text:p text:style-name="Standard"/>
      <text:p text:style-name="Standard">Un método jerárquico agregativo parte de considerar a cada individuo como un grupo y los une progresivamente hasta llegar a uno solo, el que sea jerárquico implica que dos individuos que se unen a un nivel de distancia permanecen en el mismo grupo durante todo el proceso. Para clasificar hay que definir una forma de medir las distancias entre los individuos y la forma en la que se irán uniendo los grupos. Se utiliza una métrica de distancia para construir una matriz de distancias <text:span text:style-name="T3">entre unidades para las características observadas. Los individuos que se unen siempre son los que tienen menor distancia, los algoritmos definen la forma en que se unen individuos con grupos y grupos con grupos. Todos los algoritmos unen a los grupos con menor distancia, pero diferen en cómo definen la distancia entre dos grupos.</text:span></text:p>
      <text:p text:style-name="Standard"><text:span text:style-name="T3"/></text:p>
      <text:p text:style-name="Standard"><text:span text:style-name="T3">Single linkage</text:span></text:p>
      <text:p text:style-name="Standard"><text:span text:style-name="T3"/></text:p>
      <text:p text:style-name="P2"><text:span text:style-name="T3">formula</text:span></text:p>
      <text:p text:style-name="P1"/>
      <text:p text:style-name="P1">Considera que la distancia entre dos clusters es la mínima entre las distancias dos a dos de <text:s/>las observaciones pertenecientes a cada cluster.</text:p>
      <text:p text:style-name="P1"/>
      <text:p text:style-name="P1">Complete linkage</text:p>
      <text:p text:style-name="P1"/>
      <text:p text:style-name="P3">formula</text:p>
      <text:p text:style-name="P1"/>
      <text:p text:style-name="P1">Toma como distancia entre dos clusters la máxima de las distancias dos a dos.</text:p>
      <text:p text:style-name="P1"/>
      <text:p text:style-name="P1"/>
      <text:p text:style-name="P1">Average linkage</text:p>
      <text:p text:style-name="P1"/>
      <text:p text:style-name="P3">formula</text:p>
      <text:p text:style-name="P1"/>
      <text:p text:style-name="P1">Considera como distancia entre dos clusters la media de las distancias dos a dos.</text:p>
      <text:p text:style-name="P1"/>
      <text:p text:style-name="P1">Ward</text:p>
      <text:p text:style-name="P1"/>
      <text:p text:style-name="P3">formula</text:p>
      <text:p text:style-name="P1"/>
      <text:p text:style-name="P1">Este algoritmo forma grupos buscando minimizar la varianza interna de estos.</text:p>
      <text:p text:style-name="Standard"/>
      <text:p text:style-name="Standard">Los métodos jerárquicos nos indican la forma en que se unen los individuos y grupos pero luego uno tiene que definir cual estructura de grupos es la más adecuada. Para esto, calculamos los indicadores R<text:span text:style-name="T4">^</text:span><text:span text:style-name="T5">2, pseudo F y pseudo t.</text:span></text:p>
      <text:p text:style-name="Standard"><text:span text:style-name="T5"/></text:p>
      <text:p text:style-name="Standard"><text:soft-page-break/><text:span text:style-name="T5">TRABAJOOOOO</text:span></text:p>
      <text:p text:style-name="Standard"/>
      <text:p text:style-name="Standard">Por otro lado, los métodos no jerárquicos generan particiones no encajadas, <text:span text:style-name="T5">donde las observaciones se pueden reclasificar, y es necesario definir la cantidad de grupos previamente. Existen diferentes algoritmos para clasificar a los individuos en los grupos, nosotros utilizamos fuzzy y k-medioides.</text:span></text:p>
      <text:p text:style-name="Standard"><text:span text:style-name="T5"/></text:p>
      <text:p text:style-name="Standard"><text:span text:style-name="T5">Fuzzy</text:span></text:p>
      <text:p text:style-name="Standard"><text:span text:style-name="T5"/></text:p>
      <text:p text:style-name="P2"><text:span text:style-name="T5">formula</text:span></text:p>
      <text:p text:style-name="Standard"><text:span text:style-name="T5"/></text:p>
      <text:p text:style-name="Standard"><text:span text:style-name="T5">Este calcula el coeficiente de pertenencia de cada individuo a cada grupo. Luego asignamos a cada individuo al grupo donde su coeficiente de pertenencia sea mayor.</text:span></text:p>
      <text:p text:style-name="Standard"><text:span text:style-name="T5"/></text:p>
      <text:p text:style-name="Standard"><text:span text:style-name="T5">K-medoides</text:span></text:p>
      <text:p text:style-name="Standard"><text:span text:style-name="T5"/></text:p>
      <text:p text:style-name="P2"><text:span text:style-name="T5">formula</text:span></text:p>
      <text:p text:style-name="Standard"><text:s/></text:p>
      <text:p text:style-name="P4">Este algoritmo parte de individuos elegidos como centros de gravedad de cada grupo y agrupa a los demás según su distancia con estos. Una vez que se llega a una estructura de grupos se calculan los centros de gravedad de cada uno y se forma una nueva estructura asignando a los individuos en grupos según su distancia con el centroide de cada uno, esto se repite un número preestablecido de veces o hasta que la estructura no cambie. </text:p>
      <text:p text:style-name="P4"/>
      <text:p text:style-name="P4"><text:s/></text:p>
      <text:p text:style-name="P4">En cuanto al análisis de discriminante, este consiste en una técnica de clasificación supervisada que tiene tres objetivos: analizar si existen diferencias entre los grupos respecto a un conjunto de covariables, generar procedimientos sistemáticos para clasificar observaciones de origen desconocido en alguno de los grupos considerados, y reclasificar las observaciones en los grupos.</text:p>
      <text:p text:style-name="P4"/>
      <text:p text:style-name="P4">Para hacer este análisis se tiene que, en principio, establecer qué modelo se ajusta mejor a los datos, por lo que se realizan dos tests, que definirán el tipo de análisis discriminante más adecuado.</text:p>
      <text:p text:style-name="P4"/>
      <text:p text:style-name="P4">En primer lugar, se realiza un test de normalidad, que compara la asimetría y la curtosis de la distribución con la de una normal, para saber si la población se ajusta a una distribución normal multivariante. En caso de rechazar la hipótesis nula, no se podrá realizar un análisis discriminante lineal. Si no se rechaza, es necesario hacer un test de homogeneidad de varianzas entre los grupos. Dependiendo del resultado de estos dos tests, el análisis discriminante puede ser lineal, cuadrático o logístico.</text:p>
      <text:p text:style-name="Standard"/>
      <text:p text:style-name="Standard"><text:span text:style-name="T5">La metodología se basa en plantear un modelo de la pertenencia a cada grupo contra las covariables. Luego que tenemos los parámetros estimados, procedemos al diagnóstico del modelo. Evaluamos la significación global con una prueba stepwise tanto forward como backward usando el criterio de Akaike, y la significación individual de cada variable con el test de Wald. Con el modelo ajustado, realizamos validación cruzada para medir la sensibilidad de los parámetros a la muestra.</text:span></text:p>
      <text:p text:style-name="Standard"><text:soft-page-break/><text:span text:style-name="T5"/></text:p>
      <text:p text:style-name="Standard"><text:span text:style-name="T5"/></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5-13T19:34:23.16</dc:date>
    <dc:creator>Romina Quagliotti</dc:creator>
    <meta:generator>OpenOffice/4.1.3$Win32 OpenOffice.org_project/413m1$Build-9783</meta:generator>
    <meta:editing-duration>PT3H8M19S</meta:editing-duration>
    <meta:editing-cycles>3</meta:editing-cycles>
    <meta:document-statistic meta:table-count="0" meta:image-count="0" meta:object-count="0" meta:page-count="5" meta:paragraph-count="68" meta:word-count="1617" meta:character-count="9968"/>
  </office:meta>
</office:document-meta>
</file>